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A000000EC4CD32483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0.5pt" style:font-size-asian="10.5pt" style:font-size-complex="10.5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10.5pt" style:font-size-asian="10.5pt" style:font-size-complex="10.5pt"/>
    </style:style>
    <style:style style:name="P14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margin-left="2.501cm" fo:margin-right="0cm" fo:text-align="start" style:justify-single-word="false" fo:text-indent="0cm" style:auto-text-indent="false" style:text-autospace="none"/>
      <style:text-properties style:font-name="Arial" fo:font-size="10.5pt" style:font-size-asian="10.5pt" style:font-size-complex="10.5pt"/>
    </style:style>
    <style:style style:name="T1" style:family="text">
      <style:text-properties style:use-window-font-color="true" fo:language="es" fo:country="ES" fo:font-style="normal" style:text-underline-style="none" fo:font-weight="normal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"/>
    </style:style>
    <style:style style:name="T4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44487237832452862" text:style-name="L1">
        <text:list-header>
          <text:p text:style-name="P14"/>
        </text:list-header>
        <text:list-item>
          <text:p text:style-name="P10"><text:s/>Utiliza el DataModeler de Oracle para obtener el esquema relacional correspondiente al script historial.sql. Ten en cuenta que tu SGDB es Oracle12c.</text:p>
          <text:p text:style-name="P10">En la tabla empleados tenemos los datos del empleado y el trabajo que desarrolla actualmente en la empresa. Cada vez que un empleado cambia de puesto de trabajo en la empresa se le genera un registro en la tabla HISTORIAL_LABORAL.</text:p>
          <text:p text:style-name="P10"/>
        </text:list-item>
        <text:list-item>
          <text:p text:style-name="P10">Lanza el script de creación historial.sql en el sqlDeveloper. </text:p>
          <text:p text:style-name="P10"/>
        </text:list-item>
        <text:list-item>
          <text:p text:style-name="P12"><text:span text:style-name="T1">Realiza las siguientes consultas:</text:span></text:p>
          <text:list>
            <text:list-item>
              <text:p text:style-name="P11"><text:span text:style-name="T3">Visualizar el código de empleado y el código de los trabajos actuales y anteriores de todos los empleados. Cada empleado aparecerá una sola vez.</text:span></text:p>
              <text:p text:style-name="P11"><text:span text:style-name="T3"/></text:p>
            </text:list-item>
            <text:list-item>
              <text:p text:style-name="P11"><text:span text:style-name="T2"><text:s/></text:span><text:span text:style-name="T3">Visualizar el código de empleado, el código de los trabajos actuales y anteriores de todos los empleados. También saldrá en que departamento desarrolla y desarrollaba cada trabajo. </text:span><text:span text:style-name="T2"><text:s/></text:span><text:span text:style-name="T3">Mostrar la salida ordenada por departamento.</text:span></text:p>
              <text:p text:style-name="P11"><text:span text:style-name="T3"/></text:p>
            </text:list-item>
            <text:list-item>
              <text:p text:style-name="P12">Visualizar los códigos de los empleados y de los trabajos de los empleados que actualmente tengan un trabajo que ocuparon ya anteriormente en la compañía.</text:p>
              <text:p text:style-name="P12"/>
            </text:list-item>
            <text:list-item>
              <text:p text:style-name="P12">Visualizar los códigos de los empleados que no hayan ejercido nunca el trabajo que tienen actualmente.</text:p>
              <text:p text:style-name="P12"/>
            </text:list-item>
            <text:list-item>
              <text:p text:style-name="P12">¿Qué hace la siguiente sentencia?</text:p>
            </text:list-item>
          </text:list>
        </text:list-item>
      </text:list>
      <text:p text:style-name="P15">SELECT EMP_NO, TRAB_COD, SALARIO</text:p>
      <text:p text:style-name="P15">FROM EMPLEADOS</text:p>
      <text:p text:style-name="P15">UNION</text:p>
      <text:p text:style-name="P15">SELECT EMP_NO, TRAB_COD, 0</text:p>
      <text:p text:style-name="P15">FROM HISTORIAL_LABORAL;</text:p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4CD32483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3-01-07T18:16:12.31</meta:creation-date>
    <meta:editing-cycles>17</meta:editing-cycles>
    <meta:editing-duration>PT3H25M20S</meta:editing-duration>
    <meta:initial-creator>B I-I</meta:initial-creator>
    <dc:date>2017-02-08T13:13:59</dc:date>
    <dc:creator>B. I-I </dc:creator>
    <meta:document-statistic meta:table-count="1" meta:image-count="1" meta:object-count="0" meta:page-count="1" meta:paragraph-count="19" meta:word-count="207" meta:character-count="1462"/>
    <meta:user-defined meta:name="Info 1"/>
    <meta:user-defined meta:name="Info 2"/>
    <meta:user-defined meta:name="Info 3"/>
    <meta:user-defined meta:name="Info 4"/>
    <meta:template xlink:type="simple" xlink:actuate="onRequest" xlink:title="Plantilla_ejercicios_examenes_BD" xlink:href="../../Plantilla_ejercicios_examenes_BD.ott" meta:date="2013-01-07T18:16:12"/>
  </office:meta>
</office:document-meta>
</file>